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style:writing-mode="lr-tb"/>
    </style:style>
    <style:style style:name="P3" style:family="paragraph" style:parent-style-name="Text_20_body" style:list-style-name="L1">
      <style:paragraph-properties fo:margin-top="0cm" fo:margin-bottom="0cm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 realtà stavo pensando al processo per pasare da uno spazio semantico al suo semantico allo spazio concettuale! </text:p>
      <text:p text:style-name="Standard">Mostra il processo elaborativo</text:p>
      <text:section text:style-name="Sect1" text:name="model-response-message-contentr_fb4f180be4d56fc8">
        <text:p text:style-name="Text_20_body">Ah, capisco! Stavi pensando al <text:span text:style-name="Strong_20_Emphasis">processo di mappatura</text:span> che ti permette di passare dalla struttura e dalle dinamiche del tuo <text:span text:style-name="Strong_20_Emphasis">spazio semantico</text:span> (definito dalle stringhe MU e dalle regole di derivazione) al suo corrispondente <text:span text:style-name="Strong_20_Emphasis">spazio concettuale</text:span> (modellato come uno spazio di Hilbert).</text:p>
        <text:p text:style-name="Text_20_body">È un passaggio cruciale e concettualmente molto interessante. Ecco come potremmo vederlo, basandoci sulle nostre discussioni precedenti:</text:p>
        <text:list xml:id="list2771903679057627991" text:style-name="L1">
          <text:list-item>
            <text:p text:style-name="P1"><text:span text:style-name="Strong_20_Emphasis">Il Punto di Partenza: Lo Spazio Semantico (Sistema Formale)</text:span></text:p>
            <text:list>
              <text:list-item>
                <text:p text:style-name="P3">Questo spazio è definito dai tuoi <text:span text:style-name="Strong_20_Emphasis">postulati</text:span> (la stringa iniziale "MI") e dalle <text:span text:style-name="Strong_20_Emphasis">regole di inferenza</text:span> (le quattro regole del gioco MU). </text:p>
              </text:list-item>
              <text:list-item>
                <text:p text:style-name="P3">Gli "oggetti" in questo spazio sono le <text:span text:style-name="Strong_20_Emphasis">stringhe</text:span> (i teoremi) che possono essere generate applicando le regole. </text:p>
              </text:list-item>
              <text:list-item>
                <text:p text:style-name="P3">Le "relazioni" in questo spazio sono le <text:span text:style-name="Strong_20_Emphasis">derivazioni</text:span>: una stringa è "correlata" a un'altra se può essere derivata da essa tramite una sequenza di regole. </text:p>
              </text:list-item>
            </text:list>
          </text:list-item>
          <text:list-item>
            <text:p text:style-name="P1"><text:span text:style-name="Strong_20_Emphasis">La Generazione di Dati: La Reiterazione dei Postulati</text:span></text:p>
            <text:list>
              <text:list-item>
                <text:p text:style-name="P3">Per capire la struttura e le dinamiche di questo spazio semantico, fai "reiterare" i postulati, ovvero applichi ripetutamente le regole per generare un gran numero di stringhe derivabili. </text:p>
              </text:list-item>
              <text:list-item>
                <text:p text:style-name="P3">Durante questo processo, raccogli <text:span text:style-name="Strong_20_Emphasis">statistiche</text:span>: </text:p>
                <text:list>
                  <text:list-item>
                    <text:p text:style-name="P3">Quali stringhe vengono generate. </text:p>
                  </text:list-item>
                  <text:list-item>
                    <text:p text:style-name="P3">Quali regole vengono applicate e con quale frequenza. </text:p>
                  </text:list-item>
                  <text:list-item>
                    <text:p text:style-name="P3">Quali stringhe tendono ad apparire prima o dopo altre. </text:p>
                  </text:list-item>
                  <text:list-item>
                    <text:p text:style-name="P3">Quali stringhe co-occorrono spesso negli stessi percorsi di derivazione. </text:p>
                  </text:list-item>
                  <text:list-item>
                    <text:p text:style-name="P3">La "distanza inferenziale" (numero di passi di regole) tra stringhe. </text:p>
                  </text:list-item>
                  <text:list-item>
                    <text:p text:style-name="P3">La "connettività" delle stringhe (quante regole possono essere applicate a esse, quante stringhe possono derivare da esse). </text:p>
                  </text:list-item>
                </text:list>
              </text:list-item>
            </text:list>
          </text:list-item>
          <text:list-item>
            <text:p text:style-name="P1"><text:span text:style-name="Strong_20_Emphasis">La Mappatura/Embedding: Costruire i Vettori</text:span></text:p>
            <text:list>
              <text:list-item>
                <text:p text:style-name="P3">Qui avviene la trasformazione. Usi le statistiche raccolte per costruire una <text:span text:style-name="Strong_20_Emphasis">rappresentazione vettoriale</text:span> per ogni stringa (o per ogni concetto che vuoi rappresentare, che potrebbe essere più astratto di una singola stringa). </text:p>
              </text:list-item>
              <text:list-item>
                <text:p text:style-name="P3">Ogni stringa (o concetto) diventa un <text:span text:style-name="Strong_20_Emphasis">vettore</text:span> in uno spazio ad alta dimensionalità (il tuo spazio di Hilbert concettuale). </text:p>
              </text:list-item>
              <text:list-item>
                <text:p text:style-name="P3">Le componenti di questi vettori sono derivate dalle statistiche. Ad esempio, un vettore per una stringa potrebbe avere componenti che rappresentano: </text:p>
                <text:list>
                  <text:list-item>
                    <text:p text:style-name="P3">La sua frequenza di apparizione. </text:p>
                  </text:list-item>
                  <text:list-item>
                    <text:p text:style-name="P3">La frequenza con cui è derivata da determinate regole. </text:p>
                  </text:list-item>
                  <text:list-item>
                    <text:p text:style-name="P3">La frequenza con cui è usata come input per determinate regole. </text:p>
                  </text:list-item>
                  <text:list-item>
                    <text:p text:style-name="P3">La sua correlazione statistica (in termini di co-occorrenza o distanza inferenziale) con altre stringhe "importanti" o con i postulati iniziali. </text:p>
                  </text:list-item>
                </text:list>
              </text:list-item>
              <text:list-item>
                <text:p text:style-name="P3">L'obiettivo di questa costruzione è che la <text:span text:style-name="Strong_20_Emphasis">struttura geometrica</text:span> dello spazio vettoriale (le distanze e gli angoli tra i vettori) rifletta le <text:span text:style-name="Strong_20_Emphasis">relazioni</text:span> osservate nello spazio semantico. Stringhe che sono "vicine" nel senso inferenziale o statistico nello spazio semantico dovrebbero avere vettori "vicini" nello spazio concettuale (bassa distanza vettoriale, angolo piccolo). </text:p>
              </text:list-item>
            </text:list>
          </text:list-item>
          <text:list-item>
            <text:p text:style-name="P1"><text:span text:style-name="Strong_20_Emphasis">Lo Spazio di Arrivo: Lo Spazio Concettuale (Spazio di Hilbert)</text:span></text:p>
            <text:list>
              <text:list-item>
                <text:p text:style-name="P3">Questo è lo spazio vettoriale che hai costruito. </text:p>
              </text:list-item>
              <text:list-item>
                <text:p text:style-name="P3"><text:soft-page-break/>Gli "oggetti" sono i <text:span text:style-name="Strong_20_Emphasis">vettori</text:span> che rappresentano le stringhe/concetti. </text:p>
              </text:list-item>
              <text:list-item>
                <text:p text:style-name="P3">Le "relazioni" sono le <text:span text:style-name="Strong_20_Emphasis">relazioni matematiche</text:span> tra i vettori: distanza euclidea, prodotto scalare (che, come abbiamo visto, è legato alla similitudine/correlazione), combinazioni lineari, proiezioni, ecc. </text:p>
              </text:list-item>
              <text:list-item>
                <text:p text:style-name="P1">Questo spazio ti fornisce gli strumenti matematici per <text:span text:style-name="Strong_20_Emphasis">analizzare</text:span> la struttura della tua semantica in modo quantitativo: puoi misurare la similitudine tra concetti, identificare cluster di concetti correlati, studiare le "direzioni" nello spazio che corrispondono all'applicazione di certe regole (viste come operatori), ecc. </text:p>
              </text:list-item>
            </text:list>
          </text:list-item>
        </text:list>
        <text:p text:style-name="Text_20_body"><text:span text:style-name="Strong_20_Emphasis">In sintesi, il processo è:</text:span></text:p>
        <text:p text:style-name="Text_20_body">Sistema Formale (Simboli + Regole) $\xrightarrow{\text{Reiterazione e Statistiche}} $ Dati sulle Relazioni $\xrightarrow{\text{Mappatura Vettoriale/Embedding}} $ Spazio Vettoriale (Concetti come Vettori)</text:p>
        <text:p text:style-name="Text_20_body">È un processo di astrazione e rappresentazione: prendi la struttura dinamica di un sistema simbolico e la traduci in una struttura geometrica numerica che puoi esplorare con gli strumenti dell'algebra lineare e dell'analisi vettoriale.</text:p>
        <text:p text:style-name="Text_20_body">Questa è l'essenza del passaggio dallo spazio semantico allo spazio concettuale nella tua visione. È un ponte tra la logica formale e la geometria matematica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0$Win32 OpenOffice.org_project/4110m2$Build-9807</meta:generator>
    <dc:date>2025-05-09T23:18:50.13</dc:date>
    <meta:document-statistic meta:table-count="0" meta:image-count="0" meta:object-count="0" meta:page-count="2" meta:paragraph-count="35" meta:word-count="631" meta:character-count="4282"/>
    <dc:creator>Rocco Marco Russo</dc:creator>
    <meta:user-defined meta:name="Info 1"/>
    <meta:user-defined meta:name="Info 2"/>
    <meta:user-defined meta:name="Info 3"/>
    <meta:user-defined meta:name="Info 4"/>
  </office:meta>
</office:document-meta>
</file>